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2D531B8B74D925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HelveticaNeueLT Std" svg:font-family="'HelveticaNeueLT Std'" style:font-family-generic="swiss" style:font-pitch="variable"/>
    <style:font-face style:name="HelveticaNeueLT Std1" svg:font-family="'HelveticaNeueLT Std'" style:font-adornments="55 Roman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3.31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2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2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941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0.638cm"/>
    </style:style>
    <style:style style:name="gr7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62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325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7.981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821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896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9cm" fo:min-width="5.774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774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9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637cm" fo:min-width="8.464cm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33cm"/>
    </style:style>
    <style:style style:name="gr18" style:family="graphic" style:parent-style-name="standard">
      <style:graphic-properties svg:stroke-width="0.053cm" svg:stroke-color="#999999" draw:marker-start-width="0.579cm" draw:marker-end-width="0.579cm" svg:stroke-opacity="80%" draw:stroke-linejoin="bevel" draw:fill="none" draw:textarea-horizontal-align="justify" draw:textarea-vertical-align="middle" draw:auto-grow-height="false" fo:min-height="13.326cm" fo:min-width="20.18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997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0.409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361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bitmap" draw:fill-image-name="Fiery" draw:textarea-horizontal-align="justify" draw:textarea-vertical-align="middle" draw:auto-grow-height="false" fo:min-height="2.106cm" fo:min-width="5.42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60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817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0.374cm"/>
    </style:style>
    <style:style style:name="gr26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298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draw:stroke="dash" draw:stroke-dash="_33__20_Dashes_20_3_20_Dots_20__28_var_29_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4.052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682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745cm" fo:min-width="17.109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dash" draw:stroke-dash="_33__20_Dashes_20_3_20_Dots_20__28_var_29_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217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9cm" fo:min-width="5.81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387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81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594cm" fo:min-width="0.49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842cm" fo:min-width="19.874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Dashed" svg:stroke-color="#000000" draw:fill="solid" draw:fill-color="#e6e6ff" fo:min-height="13.931cm"/>
    </style:style>
    <style:style style:name="gr37" style:family="graphic" style:parent-style-name="objectwithoutfill">
      <style:graphic-properties svg:stroke-width="0.2cm" svg:stroke-color="#008000" draw:marker-start-width="0.8cm" draw:marker-end-width="0.8cm" draw:fill="none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fo:background-color="#ffffcc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stroke="dash" draw:stroke-dash="Ultrafine_20_Dashed" svg:stroke-color="#000000" draw:fill="solid" draw:fill-color="#ffffcc" fo:min-height="30.034cm" style:protect="position size"/>
    </style:style>
    <style:style style:name="gr41" style:family="graphic" style:parent-style-name="standard">
      <style:graphic-properties draw:stroke="dash" draw:stroke-dash="Ultrafine_20_Dashed" svg:stroke-color="#000000" draw:fill="solid" draw:fill-color="#ffffcc" fo:min-height="4.985cm" style:protect="position size"/>
    </style:style>
    <style:style style:name="gr42" style:family="graphic" style:parent-style-name="standard" style:list-style-name="L1">
      <style:graphic-properties draw:stroke="dash" draw:stroke-dash="Ultrafine_20_Dashed" svg:stroke-color="#000000" draw:fill="solid" draw:fill-color="#e6e6ff" fo:min-height="10.325cm" style:protect="position size"/>
    </style:style>
    <style:style style:name="gr4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0.319cm"/>
    </style:style>
    <style:style style:name="gr45" style:family="graphic" style:parent-style-name="standard">
      <style:graphic-properties draw:stroke="none" svg:stroke-color="#000000" draw:fill="none" draw:fill-color="#ffffff" fo:min-height="0.637cm"/>
    </style:style>
    <style:style style:name="gr46" style:family="graphic" style:parent-style-name="standard">
      <style:graphic-properties draw:textarea-vertical-align="middle" fo:background-color="#ffffff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margin-left="0cm" fo:margin-right="0cm" fo:text-align="start" fo:text-indent="0cm" style:text-autospace="none"/>
      <style:text-properties fo:font-size="9pt" style:font-size-asian="9pt" style:font-size-complex="9pt"/>
    </style:style>
    <style:style style:name="P3" style:family="paragraph">
      <style:paragraph-properties fo:text-align="start" style:text-autospace="none"/>
    </style:style>
    <style:style style:name="P4" style:family="paragraph">
      <loext:graphic-properties draw:fill="none"/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margin-left="0cm" fo:margin-right="0cm" fo:text-align="end" fo:text-indent="0cm" style:text-autospace="none"/>
    </style:style>
    <style:style style:name="P7" style:family="paragraph">
      <loext:graphic-properties draw:fill="none"/>
      <style:paragraph-properties fo:margin-left="0cm" fo:margin-right="0cm" fo:text-align="end" fo:text-indent="0cm" style:text-autospace="none"/>
      <style:text-properties fo:font-size="9pt" style:font-size-asian="9pt" style:font-size-complex="9pt"/>
    </style:style>
    <style:style style:name="P8" style:family="paragraph">
      <style:paragraph-properties fo:text-align="end" style:text-autospac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666666" fo:font-size="11pt" style:font-size-asian="11pt" style:font-size-complex="18pt"/>
    </style:style>
    <style:style style:name="P13" style:family="paragraph">
      <loext:graphic-properties draw:fill="none"/>
      <style:paragraph-properties fo:text-align="start" style:text-autospace="none"/>
      <style:text-properties fo:font-size="9pt" style:font-size-asian="9pt" style:font-size-complex="9pt"/>
    </style:style>
    <style:style style:name="P14" style:family="paragraph">
      <loext:graphic-properties draw:fill="none"/>
      <style:paragraph-properties fo:margin-left="0cm" fo:margin-right="0cm" fo:text-align="end" fo:text-indent="0cm"/>
      <style:text-properties style:font-name="Times New Roman1" fo:font-size="9pt" style:font-size-asian="9pt" style:font-size-complex="9pt"/>
    </style:style>
    <style:style style:name="P15" style:family="paragraph">
      <loext:graphic-properties draw:fill="none"/>
      <style:paragraph-properties fo:margin-left="0cm" fo:margin-right="0cm" fo:text-align="start" fo:text-indent="0cm"/>
      <style:text-properties style:font-name="Times New Roman1" fo:font-size="9pt" style:font-size-asian="9pt" style:font-size-complex="9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bitmap" draw:fill-image-name="Fiery"/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loext:graphic-properties draw:fill="none"/>
      <style:paragraph-properties fo:margin-left="0cm" fo:margin-right="0cm" fo:text-align="end" fo:text-indent="0cm"/>
      <style:text-properties style:font-name="Times New Roman1" fo:font-size="10pt" style:letter-kerning="true" style:font-name-asian="Microsoft YaHei" style:font-size-asian="18pt" style:font-name-complex="Mangal" style:font-size-complex="18pt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margin-left="0cm" fo:margin-right="0cm" fo:text-indent="0cm" style:text-autospace="none"/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P22" style:family="paragraph">
      <loext:graphic-properties draw:fill="none"/>
      <style:paragraph-properties fo:margin-left="0cm" fo:margin-right="0cm" fo:text-align="end" fo:text-indent="0cm" style:text-autospace="none"/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P23" style:family="paragraph">
      <loext:graphic-properties draw:fill="none"/>
      <style:paragraph-properties fo:margin-left="0cm" fo:margin-right="0cm" fo:text-align="end" fo:text-indent="0cm" style:text-autospace="none"/>
      <style:text-properties style:font-name="Liberation Sans" fo:font-size="9pt" style:letter-kerning="true" style:font-name-asian="Microsoft YaHei" style:font-size-asian="9pt" style:font-name-complex="Mangal" style:font-size-complex="9pt"/>
    </style:style>
    <style:style style:name="P24" style:family="paragraph">
      <style:paragraph-properties fo:margin-left="0cm" fo:margin-right="0cm" fo:text-align="start" fo:text-indent="0cm" style:text-autospace="none"/>
    </style:style>
    <style:style style:name="P25" style:family="paragraph">
      <loext:graphic-properties draw:fill="none"/>
      <style:paragraph-properties fo:margin-left="0cm" fo:margin-right="0cm" fo:text-align="start" fo:text-indent="0cm" style:text-autospace="none"/>
      <style:text-properties fo:font-size="9pt" fo:font-style="normal" style:font-size-asian="9pt" style:font-size-complex="9pt"/>
    </style:style>
    <style:style style:name="P26" style:family="paragraph">
      <loext:graphic-properties draw:fill="none"/>
      <style:paragraph-properties fo:margin-left="0cm" fo:margin-right="0cm" fo:text-align="end" fo:text-indent="0cm"/>
      <style:text-properties style:font-name="Times New Roman1" fo:font-size="10pt" style:font-size-asian="9pt" style:font-size-complex="9pt"/>
    </style:style>
    <style:style style:name="P27" style:family="paragraph">
      <loext:graphic-properties draw:fill="none"/>
      <style:paragraph-properties fo:margin-left="0cm" fo:margin-right="0cm" fo:text-align="end" fo:text-indent="0cm"/>
      <style:text-properties fo:font-size="9pt" style:font-size-asian="18pt" style:font-size-complex="18pt"/>
    </style:style>
    <style:style style:name="P28" style:family="paragraph">
      <loext:graphic-properties draw:fill="solid" draw:fill-color="#e6e6ff"/>
      <style:text-properties fo:font-size="9pt" style:font-size-asian="18pt" style:font-size-complex="18pt"/>
    </style:style>
    <style:style style:name="P29" style:family="paragraph">
      <style:paragraph-properties fo:text-align="start"/>
      <style:text-properties style:text-line-through-style="none" style:text-line-through-type="none" style:font-name="Liberation Sans1" fo:font-size="10pt" fo:font-style="normal" style:text-underline-style="none" fo:font-weight="normal"/>
    </style:style>
    <style:style style:name="P30" style:family="paragraph">
      <style:paragraph-properties fo:text-align="center"/>
      <style:text-properties fo:color="#ff0000" style:text-line-through-style="none" style:text-line-through-type="none" style:font-name="Liberation Sans1" fo:font-size="10pt" fo:font-style="normal" style:text-underline-style="none" fo:font-weight="bold"/>
    </style:style>
    <style:style style:name="P31" style:family="paragraph">
      <style:paragraph-properties fo:margin-left="0.3cm" fo:margin-right="0cm" fo:text-indent="0cm" style:text-autospace="none"/>
    </style:style>
    <style:style style:name="P32" style:family="paragraph">
      <style:paragraph-properties fo:margin-left="0.3cm" fo:margin-right="0cm" fo:text-indent="0cm"/>
    </style:style>
    <style:style style:name="P33" style:family="paragraph">
      <loext:graphic-properties draw:fill="solid" draw:fill-color="#ffffcc"/>
      <style:text-properties fo:font-size="9pt" style:font-size-asian="18pt" style:font-size-complex="18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.4cm" fo:margin-right="0cm" fo:text-indent="0cm"/>
    </style:style>
    <style:style style:name="P36" style:family="paragraph">
      <loext:graphic-properties draw:fill="solid" draw:fill-color="#ffffcc"/>
      <style:paragraph-properties fo:margin-left="0cm" fo:margin-right="0cm" fo:text-indent="0cm"/>
      <style:text-properties fo:font-size="9pt" style:font-size-asian="9pt" style:font-size-complex="9pt"/>
    </style:style>
    <style:style style:name="P37" style:family="paragraph">
      <style:paragraph-properties fo:margin-left="0cm" fo:margin-right="0cm" fo:text-indent="0cm" style:text-autospace="ideograph-alpha"/>
    </style:style>
    <style:style style:name="P38" style:family="paragraph">
      <loext:graphic-properties draw:fill="solid" draw:fill-color="#e6e6ff"/>
      <style:paragraph-properties fo:margin-left="0cm" fo:margin-right="0cm" fo:text-indent="0cm"/>
      <style:text-properties style:font-name="Liberation Sans" fo:font-size="9pt" style:letter-kerning="true" style:font-name-asian="Microsoft YaHei" style:font-size-asian="18pt" style:font-name-complex="Mangal" style:font-size-complex="18pt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41" style:family="paragraph">
      <style:paragraph-properties fo:text-align="center"/>
      <style:text-properties style:text-line-through-style="none" style:text-line-through-type="none" style:font-name="Liberation Sans1" fo:font-size="10pt" fo:font-style="normal" style:text-underline-style="none" fo:font-weight="bold"/>
    </style:style>
    <style:style style:name="P42" style:family="paragraph">
      <style:paragraph-properties fo:text-align="start"/>
      <style:text-properties fo:color="#ff00ff" style:text-line-through-style="none" style:text-line-through-type="none" style:font-name="Liberation Sans1" fo:font-size="9pt" fo:font-style="italic" style:text-underline-style="none" fo:font-weight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9pt" style:letter-kerning="true" style:font-name-asian="Microsoft YaHei" style:font-size-asian="9pt" style:font-name-complex="Mangal" style:font-size-complex="9pt"/>
    </style:style>
    <style:style style:name="T4" style:family="text">
      <style:text-properties style:font-name="Times New Roman1" fo:font-size="10pt" style:font-size-asian="9pt" style:font-size-complex="9pt"/>
    </style:style>
    <style:style style:name="T5" style:family="text">
      <style:text-properties fo:color="#666666" fo:font-size="11pt" fo:font-style="italic" style:font-size-asian="11pt" style:font-style-asian="italic" style:font-size-complex="18pt" style:font-style-complex="italic"/>
    </style:style>
    <style:style style:name="T6" style:family="text">
      <style:text-properties fo:color="#666666" fo:font-size="11pt" style:font-size-asian="11pt" style:font-size-complex="18pt"/>
    </style:style>
    <style:style style:name="T7" style:family="text">
      <style:text-properties style:font-name="Times New Roman1" fo:font-size="10pt" style:letter-kerning="true" style:font-name-asian="Microsoft YaHei" style:font-size-asian="9pt" style:font-name-complex="Mangal" style:font-size-complex="9pt"/>
    </style:style>
    <style:style style:name="T8" style:family="text">
      <style:text-properties style:font-name="Times New Roman1" fo:font-size="9pt" style:letter-kerning="true" style:font-name-asian="Microsoft YaHei" style:font-size-asian="9pt" style:font-name-complex="Mangal" style:font-size-complex="9pt"/>
    </style:style>
    <style:style style:name="T9" style:family="text">
      <style:text-properties style:font-name="Times New Roman1" fo:font-size="10pt" style:letter-kerning="true" style:font-name-asian="Microsoft YaHei" style:font-size-asian="18pt" style:font-name-complex="Mangal" style:font-size-complex="18pt"/>
    </style:style>
    <style:style style:name="T10" style:family="text">
      <style:text-properties style:font-name="Times New Roman1" fo:font-size="10pt" style:font-size-asian="18pt" style:font-size-complex="18pt"/>
    </style:style>
    <style:style style:name="T11" style:family="text"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T12" style:family="text">
      <style:text-properties fo:color="#ff0000" fo:font-size="9pt" style:font-size-asian="9pt" style:font-size-complex="9pt"/>
    </style:style>
    <style:style style:name="T13" style:family="text">
      <style:text-properties style:font-name="Liberation Sans" fo:font-size="9pt" fo:font-style="normal" style:letter-kerning="true" style:font-name-asian="Microsoft YaHei" style:font-size-asian="9pt" style:font-name-complex="Mangal" style:font-size-complex="9pt"/>
    </style:style>
    <style:style style:name="T14" style:family="text">
      <style:text-properties style:font-name="Liberation Sans" fo:font-size="9pt" style:letter-kerning="true" style:font-name-asian="Microsoft YaHei" style:font-size-asian="18pt" style:font-name-complex="Mangal" style:font-size-complex="18pt"/>
    </style:style>
    <style:style style:name="T15" style:family="text">
      <style:text-properties style:font-name="Arial1" fo:font-size="10pt" style:text-underline-style="solid" style:text-underline-width="auto" style:text-underline-color="font-color" fo:font-weight="bold" style:font-size-asian="18pt" style:font-size-complex="18pt"/>
    </style:style>
    <style:style style:name="T16" style:family="text">
      <style:text-properties fo:font-size="9pt" style:font-size-asian="18pt" style:font-size-complex="18pt"/>
    </style:style>
    <style:style style:name="T17" style:family="text">
      <style:text-properties fo:font-size="9pt" fo:font-weight="bold" style:font-size-asian="18pt" style:font-size-complex="18pt"/>
    </style:style>
    <style:style style:name="T18" style:family="text">
      <style:text-properties fo:font-size="9pt" fo:font-style="italic" style:font-size-asian="18pt" style:font-size-complex="18pt"/>
    </style:style>
    <style:style style:name="T19" style:family="text">
      <style:text-properties style:font-name="Wingdings2" fo:font-size="9pt" style:font-name-asian="Wingdings2" style:font-size-asian="18pt" style:font-name-complex="Wingdings2" style:font-size-complex="18pt"/>
    </style:style>
    <style:style style:name="T20" style:family="text">
      <style:text-properties fo:font-size="7pt" style:font-size-asian="18pt" style:font-size-complex="18pt"/>
    </style:style>
    <style:style style:name="T21" style:family="text">
      <style:text-properties fo:font-size="7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style:font-name="Liberation Sans4" fo:font-size="9pt" style:font-name-asian="Wingdings2" style:font-size-asian="18pt" style:font-name-complex="Wingdings2" style:font-size-complex="18pt"/>
    </style:style>
    <style:style style:name="T23" style:family="text">
      <style:text-properties fo:font-size="10pt" fo:font-style="italic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4" style:family="text">
      <style:text-properties fo:font-size="9pt" fo:font-style="italic" style:font-size-asian="18pt" style:font-style-asian="italic" style:font-size-complex="18pt" style:font-style-complex="italic"/>
    </style:style>
    <style:style style:name="T25" style:family="text">
      <style:text-properties fo:font-size="9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style:font-name="Liberation Sans" fo:font-size="9pt" fo:font-style="italic" style:text-underline-style="solid" style:text-underline-width="auto" style:text-underline-color="font-color" fo:font-weight="bold" style:letter-kerning="true" style:font-name-asian="Microsoft YaHei" style:font-size-asian="9pt" style:font-weight-asian="bold" style:font-name-complex="Mangal" style:font-size-complex="9pt" style:font-weight-complex="bold"/>
    </style:style>
    <style:style style:name="T27" style:family="text">
      <style:text-properties style:font-name="Liberation Sans" fo:font-size="9pt" fo:font-style="italic" style:text-underline-style="solid" style:text-underline-width="auto" style:text-underline-color="font-color" style:letter-kerning="true" style:font-name-asian="Microsoft YaHei" style:font-size-asian="9pt" style:font-name-complex="Mangal" style:font-size-complex="9pt"/>
    </style:style>
    <style:style style:name="T28" style:family="text">
      <style:text-properties style:font-name="Liberation Sans" fo:font-size="9pt" fo:font-style="italic" style:letter-kerning="true" style:font-name-asian="Microsoft YaHei" style:font-size-asian="9pt" style:font-style-asian="italic" style:font-name-complex="Mangal" style:font-size-complex="9pt" style:font-style-complex="italic"/>
    </style:style>
    <style:style style:name="T29" style:family="text">
      <style:text-properties style:font-name="Liberation Sans" fo:font-size="10pt" style:text-underline-style="solid" style:text-underline-width="auto" style:text-underline-color="font-color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30" style:family="text">
      <style:text-properties style:font-name="Liberation Sans" fo:font-size="9pt" fo:font-style="italic" style:letter-kerning="true" style:font-name-asian="Microsoft YaHei" style:font-size-asian="18pt" style:font-style-asian="italic" style:font-name-complex="Mangal" style:font-size-complex="18pt" style:font-style-complex="italic"/>
    </style:style>
    <style:style style:name="T31" style:family="text">
      <style:text-properties style:font-name="Times New Roman1" fo:font-size="10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32" style:family="text">
      <style:text-properties style:font-name="Times New Roman1" fo:font-size="10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33" style:family="text">
      <style:text-properties style:font-name="HelveticaNeueLT Std1" fo:font-size="10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34" style:family="text">
      <style:text-properties style:font-name="HelveticaNeueLT Std1" fo:font-size="10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35" style:family="text">
      <style:text-properties style:font-name="Liberation Sans" fo:font-size="9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36" style:family="text">
      <style:text-properties style:font-name="Liberation Sans" fo:font-size="9pt" fo:font-style="normal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T37" style:family="text">
      <style:text-properties fo:font-size="8pt" style:font-size-asian="18pt" style:font-size-complex="18pt"/>
    </style:style>
    <style:style style:name="T38" style:family="text">
      <style:text-properties fo:font-style="normal" fo:font-weight="bold"/>
    </style:style>
    <style:style style:name="T3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aktura" draw:style-name="dp1" draw:master-page-name="Standard">
        <office:forms form:automatic-focus="false" form:apply-design-mode="false">
          <form:form form:name="Formular" form:command="Varedata" form:datasource="TelefonOrdrer" form:apply-filter="true" form:enctype="application/tex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Kombinationsfelt 2" form:control-implementation="ooo:com.sun.star.form.component.ComboBox" xml:id="control1" form:id="control1" form:dropdown="true" form:printable="false" form:size="16" form:max-length="19" form:convert-empty-to-null="true" form:list-source-type="table-fields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HelpText" office:value-type="string" office:string-value="Forkert angivelse kan medføre ødelæggelse af en anden formular!"/>
                <form:property form:property-name="MouseWheelBehavior" office:value-type="float" office:value="2"/>
                <form:property form:property-name="ObjIDinMSO" office:value-type="float" office:value="65535"/>
              </form:properties>
              <form:item form:label="Vælg formulartype..."/>
              <form:item form:label=" 1: Tilbud"/>
              <form:item form:label=" 2: Ordrebekræftelse"/>
              <form:item form:label=" 3: Følgeseddel"/>
              <form:item form:label=" 4: Faktura"/>
              <form:item form:label=" 5: Kreditnota"/>
              <form:item form:label=" 6: Rykker_1"/>
              <form:item form:label=" 7: Rykker_2"/>
              <form:item form:label=" 8: Rykker_3"/>
              <form:item form:label=" 9: Plukliste"/>
              <form:item form:label="10: Pos"/>
              <form:item form:label="11: Kontokort"/>
              <form:item form:label="12: Indkøbsforslag"/>
              <form:item form:label="13: Rekvisition"/>
              <form:item form:label="14: Købsfaktura"/>
            </form:combobox>
            <form:formatted-text form:name="Felt med mønster 1" form:control-implementation="ooo:com.sun.star.form.component.PatternField" xml:id="control2" form:id="control2" form:printable="false" form:readonly="true" form:current-value="  Vigtigt: Angiv korrekt formular!   " form:value="  Vigtigt: Angiv korrekt formular!   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HelpText" office:value-type="string" office:string-value="Forkert angivelse kan medføre ødelæggelse af en anden formular!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combobox form:name="Kombinationsfelt 2" form:control-implementation="ooo:com.sun.star.form.component.ComboBox" xml:id="control3" form:id="control3" form:dropdown="true" form:printable="false" form:size="6" form:max-length="19" form:convert-empty-to-null="true" form:list-source-type="table-fields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2"/>
                <form:property form:property-name="ObjIDinMSO" office:value-type="float" office:value="65535"/>
              </form:properties>
              <form:item form:label="Vælg sprog..."/>
              <form:item form:label="Dansk"/>
            </form:combobox>
            <form:formatted-text form:name="Felt med mønster 1" form:control-implementation="ooo:com.sun.star.form.component.PatternField" xml:id="control4" form:id="control4" form:printable="false" form:readonly="true" form:current-value="Sprog:" form:value="Sprog: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HelpText" office:value-type="string" office:string-value="Forkert angivelse kan medføre ødelæggelse af en anden formular!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Etiketfelt 1" form:control-implementation="ooo:com.sun.star.form.component.FixedText" xml:id="control5" form:id="control5" form:label="Bug i LO v. 5.0.3: DropDown-knapper virker ikke! Brug mus rulleknap."/>
          </form:form>
        </office:forms>
        <draw:custom-shape draw:style-name="gr1" draw:text-style-name="P2" draw:layer="Saldi-Objekter" svg:width="13.863cm" svg:height="0.5cm" svg:x="0.476cm" svg:y="0.997cm">
          <text:p text:style-name="P1"><text:span text:style-name="T1">$eget_firmanavn <text:s text:c="4"/>* <text:s text:c="4"/>$egen_addr1 <text:s text:c="4"/>* <text:s text:c="4"/>$eget_postnr $eget_bynavn <text:s text:c="4"/>* <text:s text:c="4"/>Danm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Saldi-Objekter" svg:width="5.856cm" svg:height="0.5cm" svg:x="14.544cm" svg:y="3.263cm">
          <text:p text:style-name="P3"><text:span text:style-name="T1">$eget_firmanav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Saldi-Objekter" svg:width="5.876cm" svg:height="0.5cm" svg:x="14.544cm" svg:y="6.387cm">
          <text:p text:style-name="P3"><text:span text:style-name="T1">CVR nr: $eget_cvrn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Saldi-Objekter" svg:width="5.877cm" svg:height="0.5cm" svg:x="14.544cm" svg:y="4.828cm">
          <text:p text:style-name="P3"><text:span text:style-name="T1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Saldi-Objekter" svg:width="3.493cm" svg:height="0.5cm" svg:x="10.097cm" svg:y="5.325cm">
          <text:p text:style-name="P1"><text:span text:style-name="T1">if($ordre_kontakt;)Att: $ordre_kontak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Saldi-Objekter" svg:width="5.876cm" svg:height="0.5cm" svg:x="14.544cm" svg:y="5.354cm">
          <text:p text:style-name="P1"><text:span text:style-name="T1">Tlf:. $egen_tl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Saldi-Objekter" svg:width="5.876cm" svg:height="0.5cm" svg:x="14.544cm" svg:y="5.874cm">
          <text:p text:style-name="P1"><text:span text:style-name="T1">Fax: $egen_fax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Saldi-Objekter" svg:width="3cm" svg:height="0.888cm" svg:x="10.086cm" svg:y="2.424cm">
          <draw:text-box>
            <text:p text:style-name="P1"><text:span text:style-name="T2">Faktura</text:span></text:p>
          </draw:text-box>
        </draw:frame>
        <draw:custom-shape draw:style-name="gr7" draw:text-style-name="P2" draw:layer="Saldi-Objekter" svg:width="5.914cm" svg:height="0.5cm" svg:x="1.177cm" svg:y="26.319cm">
          <text:p text:style-name="P5"><text:span text:style-name="T3">$egen_bank_reg $egen_bank_kont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Saldi-Objekter" svg:width="3.877cm" svg:height="0.5cm" svg:x="1.177cm" svg:y="25.819cm">
          <text:p text:style-name="P5"><text:span text:style-name="T3">$egen_bank_nav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Saldi-Objekter" svg:width="8.533cm" svg:height="0.5cm" svg:x="11.758cm" svg:y="24.172cm">
          <text:p text:style-name="P5"><text:span text:style-name="T3">Betales inden: $formular_forfaldsdato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Saldi-Objekter" svg:width="3.373cm" svg:height="0.5cm" svg:x="12.343cm" svg:y="23.188cm">
          <text:p text:style-name="P6"><text:span text:style-name="T3">$formular_mom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Saldi-Objekter" svg:width="2.448cm" svg:height="0.5cm" svg:x="4.061cm" svg:y="23.188cm">
          <text:p text:style-name="P8"><text:span text:style-name="T1">$formular_ial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Saldi-Objekter" svg:width="6.326cm" svg:height="0.501cm" svg:x="1.956cm" svg:y="4.026cm">
          <text:p text:style-name="P5"><text:span text:style-name="T3">$ordre_postnr $ordre_bynav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Saldi-Objekter" svg:width="6.326cm" svg:height="0.5cm" svg:x="1.956cm" svg:y="2.525cm">
          <text:p text:style-name="P1"><text:span text:style-name="T1">$ordre_firmanav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Saldi-Objekter" svg:width="6.326cm" svg:height="0.5cm" svg:x="1.956cm" svg:y="3.526cm">
          <text:p text:style-name="P5"><text:span text:style-name="T3">$ordre_addr2;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Saldi-Objekter" svg:width="6.326cm" svg:height="0.501cm" svg:x="1.956cm" svg:y="3.025cm">
          <text:p text:style-name="P5"><text:span text:style-name="T3">$ordre_addr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3.325cm">
          <text:p text:style-name="P1"><text:span text:style-name="T1">$ordre_fakturan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4.325cm">
          <text:p text:style-name="P1"><text:span text:style-name="T1">$ordre_kundeordnr;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3.825cm">
          <text:p text:style-name="P1"><text:span text:style-name="T1">$ordre_fakturad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4.825cm">
          <text:p text:style-name="P1"><text:span text:style-name="T1">$ordre_ordren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Saldi-Objekter" svg:width="9.016cm" svg:height="0.939cm" svg:x="5.354cm" svg:y="8.301cm">
          <text:p><text:span text:style-name="T4">beskrivelse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line draw:style-name="gr16" draw:text-style-name="P11" draw:layer="measurelines" svg:x1="0.108cm" svg:y1="6.996cm" svg:x2="21cm" svg:y2="6.996cm">
          <text:p/>
        </draw:line>
        <draw:line draw:style-name="gr16" draw:text-style-name="P11" draw:layer="measurelines" svg:x1="0.108cm" svg:y1="22.007cm" svg:x2="21cm" svg:y2="22.007cm">
          <text:p/>
        </draw:line>
        <draw:frame draw:style-name="gr17" draw:text-style-name="P12" draw:layer="measurelines" svg:width="2.488cm" svg:height="0.683cm" svg:x="0.144cm" svg:y="6.929cm">
          <draw:text-box>
            <text:p><text:span text:style-name="T5">Ordrelinier</text:span><text:span text:style-name="T6">:</text:span></text:p>
          </draw:text-box>
        </draw:frame>
        <draw:frame draw:style-name="gr17" draw:text-style-name="P12" draw:layer="measurelines" svg:width="2.74cm" svg:height="0.683cm" svg:x="0.144cm" svg:y="22.004cm">
          <draw:text-box>
            <text:p><text:span text:style-name="T5">SideFooter</text:span><text:span text:style-name="T6">:</text:span></text:p>
          </draw:text-box>
        </draw:frame>
        <draw:frame draw:style-name="gr17" draw:text-style-name="P12" draw:layer="measurelines" svg:width="2.873cm" svg:height="0.683cm" svg:x="0.144cm" svg:y="0.13cm">
          <draw:text-box>
            <text:p><text:span text:style-name="T5">SideHeader</text:span><text:span text:style-name="T6">:</text:span></text:p>
          </draw:text-box>
        </draw:frame>
        <draw:custom-shape draw:style-name="gr2" draw:text-style-name="P2" draw:layer="Saldi-Objekter" svg:width="5.856cm" svg:height="0.5cm" svg:x="14.544cm" svg:y="4.288cm">
          <text:p text:style-name="P1"><text:span text:style-name="T1">$egen_addr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Saldi-Objekter" svg:width="5.856cm" svg:height="0.5cm" svg:x="14.544cm" svg:y="3.775cm">
          <text:p text:style-name="P1"><text:span text:style-name="T1">$egen_addr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Saldi-Objekter" svg:width="20.741cm" svg:height="13.628cm" svg:x="0.108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Saldi-Objekter" svg:width="1.549cm" svg:height="0.5cm" svg:x="2.743cm" svg:y="8.301cm">
          <text:p><text:span text:style-name="T4">varen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Saldi-Objekter" svg:width="0.961cm" svg:height="0.496cm" svg:x="1.579cm" svg:y="8.301cm">
          <text:p text:style-name="P9"><text:span text:style-name="T7">posnr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Saldi-Objekter" svg:width="0.913cm" svg:height="0.5cm" svg:x="4.335cm" svg:y="8.301cm">
          <text:p text:style-name="P9"><text:span text:style-name="T8">an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Saldi-Objekter" svg:width="5.98cm" svg:height="2.408cm" svg:x="14.478cm" svg:y="0.644cm">
          <text:p text:style-name="P16"><text:span text:style-name="T1">LOGO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Saldi-Objekter" svg:width="2.16cm" svg:height="0.5cm" svg:x="18.06cm" svg:y="8.301cm">
          <text:p text:style-name="P18"><text:span text:style-name="T9">liniesum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Saldi-Objekter" svg:width="1.369cm" svg:height="0.5cm" svg:x="14.531cm" svg:y="8.301cm">
          <text:p text:style-name="P20"><text:span text:style-name="T10">pris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Saldi-Objekter" svg:width="2.073cm" svg:height="0.624cm" svg:x="2.499cm" svg:y="7.696cm">
          <draw:text-box>
            <text:p text:style-name="P1"><text:span text:style-name="T11">Varenummer</text:span></text:p>
          </draw:text-box>
        </draw:frame>
        <draw:frame draw:style-name="gr25" draw:text-style-name="P21" draw:layer="Saldi-Objekter" svg:width="1.117cm" svg:height="0.624cm" svg:x="1.5cm" svg:y="7.696cm">
          <draw:text-box>
            <text:p text:style-name="P1"><text:span text:style-name="T11">Pos.</text:span></text:p>
          </draw:text-box>
        </draw:frame>
        <draw:frame draw:style-name="gr25" draw:text-style-name="P21" draw:layer="Saldi-Objekter" svg:width="1.139cm" svg:height="0.624cm" svg:x="4.3cm" svg:y="7.696cm">
          <draw:text-box>
            <text:p text:style-name="P1"><text:span text:style-name="T11">Antal</text:span></text:p>
          </draw:text-box>
        </draw:frame>
        <draw:frame draw:style-name="gr25" draw:text-style-name="P21" draw:layer="Saldi-Objekter" svg:width="4.855cm" svg:height="0.624cm" svg:x="5.2cm" svg:y="7.696cm">
          <draw:text-box>
            <text:p text:style-name="P1"><text:span text:style-name="T11">Produkt beskrivelse</text:span></text:p>
          </draw:text-box>
        </draw:frame>
        <draw:frame draw:style-name="gr25" draw:text-style-name="P22" draw:layer="Saldi-Objekter" svg:width="1.472cm" svg:height="0.624cm" svg:x="14.4cm" svg:y="7.696cm">
          <draw:text-box>
            <text:p text:style-name="P8"><text:span text:style-name="T11">à pris</text:span></text:p>
          </draw:text-box>
        </draw:frame>
        <draw:frame draw:style-name="gr25" draw:text-style-name="P22" draw:layer="Saldi-Objekter" svg:width="2.305cm" svg:height="0.624cm" svg:x="18.201cm" svg:y="7.696cm">
          <draw:text-box>
            <text:p text:style-name="P8"><text:span text:style-name="T11">Beløb u. moms</text:span></text:p>
          </draw:text-box>
        </draw:frame>
        <draw:custom-shape draw:style-name="gr26" draw:text-style-name="P2" draw:layer="Saldi-Objekter" svg:width="3.85cm" svg:height="0.5cm" svg:x="16.441cm" svg:y="28.451cm">
          <text:p text:style-name="P8"><text:span text:style-name="T1">Side $formular_sid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Saldi-Objekter" svg:width="3.877cm" svg:height="0.5cm" svg:x="16.074cm" svg:y="23.188cm">
          <text:p text:style-name="P6"><text:span text:style-name="T3">$formular_sum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Saldi-Objekter" svg:width="4.604cm" svg:height="0.5cm" svg:x="15.687cm" svg:y="22.39cm">
          <text:p text:style-name="P6"><text:span text:style-name="T3">$formular_transportsum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Saldi-Objekter" svg:width="4.234cm" svg:height="0.5cm" svg:x="6.966cm" svg:y="23.188cm">
          <text:p text:style-name="P6"><text:span text:style-name="T3">$ordre_momssats;% mom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Saldi-Objekter" svg:width="17.661cm" svg:height="1.047cm" svg:x="1.177cm" svg:y="27.14cm">
          <text:p text:style-name="P1"><text:span text:style-name="T12">$ordre_betalingsbet $ordre_betalingsdage dag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Saldi-Objekter" svg:width="5.769cm" svg:height="0.5cm" svg:x="9.736cm" svg:y="22.39cm">
          <text:p text:style-name="P6"><text:span text:style-name="T3">Transport til side $formular_nextside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Saldi-Objekter" svg:width="6.362cm" svg:height="0.501cm" svg:x="1.956cm" svg:y="5.013cm">
          <text:p text:style-name="P24"><text:span text:style-name="T13">if($ordre_lev_addr1)Leveringsadresse: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Saldi-Objekter" svg:width="0.939cm" svg:height="0.5cm" svg:x="15.944cm" svg:y="8.301cm">
          <text:p text:style-name="P18"><text:span text:style-name="T7">raba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Saldi-Objekter" svg:width="1.233cm" svg:height="0.624cm" svg:x="15.752cm" svg:y="7.696cm">
          <draw:text-box>
            <text:p text:style-name="P8"><text:span text:style-name="T11">Rabat</text:span></text:p>
          </draw:text-box>
        </draw:frame>
        <draw:frame draw:style-name="gr25" draw:text-style-name="P22" draw:layer="Saldi-Objekter" svg:width="1.694cm" svg:height="0.624cm" svg:x="8.534cm" svg:y="3.282cm">
          <draw:text-box>
            <text:p text:style-name="P8"><text:span text:style-name="T11">Nummer:</text:span></text:p>
          </draw:text-box>
        </draw:frame>
        <draw:frame draw:style-name="gr25" draw:text-style-name="P22" draw:layer="Saldi-Objekter" svg:width="1.694cm" svg:height="0.624cm" svg:x="8.534cm" svg:y="3.782cm">
          <draw:text-box>
            <text:p text:style-name="P8"><text:span text:style-name="T11">Dato:</text:span></text:p>
          </draw:text-box>
        </draw:frame>
        <draw:custom-shape draw:style-name="gr33" draw:text-style-name="P25" draw:layer="Saldi-Objekter" svg:width="6.362cm" svg:height="0.5cm" svg:x="1.956cm" svg:y="5.514cm">
          <text:p text:style-name="P5"><text:span text:style-name="T3">$ordre_lev_navn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Saldi-Objekter" svg:width="6.362cm" svg:height="0.501cm" svg:x="1.956cm" svg:y="6.014cm">
          <text:p text:style-name="P5"><text:span text:style-name="T3">$ordre_lev_addr1;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Saldi-Objekter" svg:width="6.362cm" svg:height="0.5cm" svg:x="1.956cm" svg:y="6.515cm">
          <text:p text:style-name="P5"><text:span text:style-name="T3">$ordre_lev_postnr $ordre_lev_bynavn;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Saldi-Objekter" svg:width="2.185cm" svg:height="0.624cm" svg:x="8.043cm" svg:y="4.282cm">
          <draw:text-box>
            <text:p text:style-name="P8"><text:span text:style-name="T11">Deres Ref.</text:span></text:p>
          </draw:text-box>
        </draw:frame>
        <draw:frame draw:style-name="gr25" draw:text-style-name="P22" draw:layer="Saldi-Objekter" svg:width="1.694cm" svg:height="0.624cm" svg:x="8.534cm" svg:y="4.782cm">
          <draw:text-box>
            <text:p text:style-name="P8"><text:span text:style-name="T11">Ordrenr:</text:span></text:p>
          </draw:text-box>
        </draw:frame>
        <draw:custom-shape draw:style-name="gr34" draw:text-style-name="P27" draw:layer="Saldi-Objekter" svg:width="1.047cm" svg:height="0.896cm" svg:x="16.945cm" svg:y="8.301cm">
          <text:p><text:span text:style-name="T14"/></text:p>
          <text:p><text:span text:style-name="T4">Varemomssats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Saldi-Objekter" svg:width="1.504cm" svg:height="0.624cm" svg:x="16.675cm" svg:y="7.71cm">
          <draw:text-box>
            <text:p text:style-name="P8"><text:span text:style-name="T11">Moms%</text:span></text:p>
          </draw:text-box>
        </draw:frame>
        <draw:custom-shape draw:style-name="gr35" draw:text-style-name="P10" draw:layer="Saldi-Objekter" svg:width="20.426cm" svg:height="1.144cm" svg:x="0.265cm" svg:y="8.222cm">
          <text:p text:style-name="P9"><text:span text:style-name="T1"/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Saldi-Objekter" svg:width="20.426cm" svg:height="1.144cm" svg:x="0.265cm" svg:y="9.422cm">
          <text:p text:style-name="P9"><text:span text:style-name="T1"/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36" draw:text-style-name="P28" draw:layer="measurelines" svg:width="8.598cm" svg:height="14.181cm" svg:x="26.032cm" svg:y="-0.561cm">
          <draw:text-box>
            <text:p><text:span text:style-name="T15">Udarbejdelse / tilpasning af formulardesign:</text:span></text:p>
            <text:p><text:span text:style-name="T16"/></text:p>
            <text:p><text:span text:style-name="T16">Flyt rundt med de eksisterende felter og tekster.</text:span></text:p>
            <text:p><text:span text:style-name="T16"/></text:p>
            <text:p><text:span text:style-name="T16">Slet de overflødige og opret andre felter, men sørg for at de alle befinder sig i laget </text:span><text:span text:style-name="T17">Saldi-Objekter</text:span><text:span text:style-name="T16">. Kun objekter i dette lag medtages til bestemmelse af placeringer og egenskaber i den endelige formular.</text:span></text:p>
            <text:p><text:span text:style-name="T16">Det nemmeste er at tage en kopi af et eksisterende objekt og rette det til.</text:span></text:p>
            <text:p><text:span text:style-name="T16"/></text:p>
            <text:p><text:span text:style-name="T18">Simple Tekst-Labeler (f.eks. overskrifter):</text:span><text:span text:style-name="T16"> oprettes som tekster.</text:span></text:p>
            <text:p><text:span text:style-name="T18">DataVariabler: </text:span><text:span text:style-name="T16">oprettes som rektangler uden flade, men med ramme og tekst.</text:span></text:p>
            <text:p><text:span text:style-name="T16"/></text:p>
            <text:p><text:span text:style-name="T16">Sørg for at feltet får tilstrækkelig bredde og højde, samt at justering er valgt: Venstre - Centreret - Højre</text:span></text:p>
            <text:p><text:span text:style-name="T16"/></text:p>
            <text:p><text:span text:style-name="T16">Objekter i laget </text:span><text:span text:style-name="T17">Mållinier</text:span><text:span text:style-name="T16"> er kun til hjælp og støtte.</text:span></text:p>
            <text:p><text:span text:style-name="T16"/></text:p>
            <text:p><text:span text:style-name="T16">Over sidens top, findes et felt hvor formularnummer skal angives. Husk også at sidens navn omdøbes fra f.eks. ”Dias1” til ”Faktura”.</text:span></text:p>
            <text:p><text:span text:style-name="T16"/></text:p>
            <text:p><text:span text:style-name="T16">Når du er færdig med tilretninger, gemmes data således:</text:span></text:p>
            <text:p><text:span text:style-name="T16">Filer – Gem en kopi – Filtype: Flat XML….fodg</text:span></text:p>
            <text:p><text:span text:style-name="T16"/></text:p>
            <text:p><text:span text:style-name="T16">Denne fil benytter SALDI efterfølgende til at importere de nødvendige data for placeringer.</text:span></text:p>
            <text:p><text:span text:style-name="T16"/></text:p>
            <text:p><text:span text:style-name="T16">Til slut justeres følgende inde i SALDI formulardesign:</text:span></text:p>
            <text:list text:style-name="L2">
              <text:list-item>
                <text:p><text:span text:style-name="T16">Tekstfarver hvor sort ikke ønskes. </text:span><text:span text:style-name="T19"></text:span></text:p>
              </text:list-item>
              <text:list-item>
                <text:p><text:span text:style-name="T16">Felter som ikke skal udskrives på alle sider.</text:span><text:span text:style-name="T20"> (</text:span><text:span text:style-name="T21"> 1 / S / !S)</text:span></text:p>
              </text:list-item>
              <text:list-item>
                <text:p><text:span text:style-name="T16">Tekstjustering som ikke skal være venstrestillet. </text:span><text:span text:style-name="T19"></text:span></text:p>
              </text:list-item>
              <text:list-item>
                <text:p><text:span text:style-name="T16">Font som ikke skal være Helvetica </text:span><text:span text:style-name="T19"></text:span></text:p>
              </text:list-item>
            </text:list>
            <text:list text:style-name="L3">
              <text:list-item>
                <text:p><text:span text:style-name="T16">Tekster med anden højde end 11 pt. </text:span><text:span text:style-name="T19"></text:span></text:p>
                <text:p><text:span text:style-name="T19"/></text:p>
                <text:p><text:span text:style-name="T16"><text:s/></text:span><text:span text:style-name="T19"></text:span><text:span text:style-name="T22">: Import indarbejdes måske i en senere version.</text:span></text:p>
              </text:list-item>
            </text:list>
          </draw:text-box>
        </draw:frame>
        <draw:line draw:style-name="gr37" draw:text-style-name="P11" draw:layer="Saldi-Objekter" svg:x1="0.362cm" svg:y1="7.52cm" svg:x2="20.721cm" svg:y2="7.52cm">
          <text:p/>
        </draw:line>
        <draw:line draw:style-name="gr37" draw:text-style-name="P11" draw:layer="Saldi-Objekter" svg:x1="0.403cm" svg:y1="25.51cm" svg:x2="20.762cm" svg:y2="25.51cm">
          <text:p/>
        </draw:line>
        <draw:control draw:style-name="gr38" draw:text-style-name="P29" draw:layer="layout" svg:width="5.625cm" svg:height="0.647cm" svg:x="15.375cm" svg:y="-0.7cm" draw:control="control1"/>
        <draw:control draw:style-name="gr39" draw:text-style-name="P30" draw:layer="layout" svg:width="5.663cm" svg:height="0.496cm" svg:x="15.372cm" svg:y="-1.282cm" draw:control="control2"/>
        <draw:frame draw:style-name="gr40" draw:text-style-name="P33" draw:layer="layout" svg:width="4.666cm" svg:height="30.284cm" svg:x="21.252cm" svg:y="-0.584cm">
          <draw:text-box>
            <text:p><text:span text:style-name="T18">Systemets </text:span><text:span text:style-name="T23">Variabelnavne</text:span><text:span text:style-name="T18">:</text:span></text:p>
            <text:p text:style-name="P1"><text:span text:style-name="T24">På: </text:span><text:span text:style-name="T25">Alle formulare</text:span><text:span text:style-name="T24">r</text:span></text:p>
            <text:p text:style-name="P31"><text:span text:style-name="T18">$eget_firmanavn</text:span></text:p>
            <text:p text:style-name="P31"><text:span text:style-name="T18">$egen_addr1</text:span></text:p>
            <text:p text:style-name="P31"><text:span text:style-name="T18">$egen_addr2</text:span></text:p>
            <text:p text:style-name="P31"><text:span text:style-name="T18">$eget_postnr</text:span></text:p>
            <text:p text:style-name="P31"><text:span text:style-name="T18">$eget_bynavn</text:span></text:p>
            <text:p text:style-name="P31"><text:span text:style-name="T18">$eget_land</text:span></text:p>
            <text:p text:style-name="P31"><text:span text:style-name="T18">$eget_cvrnr</text:span></text:p>
            <text:p text:style-name="P31"><text:span text:style-name="T18">$egen_tlf</text:span></text:p>
            <text:p text:style-name="P31"><text:span text:style-name="T18">$egen_fax</text:span></text:p>
            <text:p text:style-name="P31"><text:span text:style-name="T18">$egen_bank_navn</text:span></text:p>
            <text:p text:style-name="P31"><text:span text:style-name="T18">$egen_bank_reg</text:span></text:p>
            <text:p text:style-name="P31"><text:span text:style-name="T18">$egen_bank_konto</text:span></text:p>
            <text:p text:style-name="P31"><text:span text:style-name="T18">$egen_email</text:span></text:p>
            <text:p text:style-name="P31"><text:span text:style-name="T18">$egen_web</text:span></text:p>
            <text:p text:style-name="P31"><text:span text:style-name="T18">$formular_side</text:span></text:p>
            <text:p text:style-name="P31"><text:span text:style-name="T18">$formular_nextside</text:span></text:p>
            <text:p text:style-name="P31"><text:span text:style-name="T18">$formular_preside</text:span></text:p>
            <text:p text:style-name="P31"><text:span text:style-name="T18">$formular_transportsum</text:span></text:p>
            <text:p text:style-name="P31"><text:span text:style-name="T18">$formular_betalingsid(9,5)</text:span></text:p>
            <text:p text:style-name="P5"><text:span text:style-name="T24">ikke: </text:span><text:span text:style-name="T25">Rykkere</text:span><text:span text:style-name="T24"> og </text:span><text:span text:style-name="T25">Plukliste</text:span><text:span text:style-name="T24"> men </text:span><text:span text:style-name="T25">Pos</text:span><text:span text:style-name="T24"> og </text:span><text:span text:style-name="T25">Indkøbsforslag</text:span></text:p>
            <text:p text:style-name="P31"><text:span text:style-name="T18">$ansat_initialer</text:span></text:p>
            <text:p text:style-name="P31"><text:span text:style-name="T18">$ansat_navn</text:span></text:p>
            <text:p text:style-name="P31"><text:span text:style-name="T18">$ansat_addr1</text:span></text:p>
            <text:p text:style-name="P31"><text:span text:style-name="T18">$ansat_addr2</text:span></text:p>
            <text:p text:style-name="P31"><text:span text:style-name="T18">$ansat_postnr</text:span></text:p>
            <text:p text:style-name="P31"><text:span text:style-name="T18">$ansat_by</text:span></text:p>
            <text:p text:style-name="P31"><text:span text:style-name="T18">$ansat_email</text:span></text:p>
            <text:p text:style-name="P31"><text:span text:style-name="T18">$ansat_mobil</text:span></text:p>
            <text:p text:style-name="P31"><text:span text:style-name="T18">$ansat_tlf</text:span></text:p>
            <text:p text:style-name="P31"><text:span text:style-name="T18">$ansat_fax</text:span></text:p>
            <text:p text:style-name="P31"><text:span text:style-name="T18">$ansat_privattlf</text:span></text:p>
            <text:p text:style-name="P1"><text:span text:style-name="T24">På: </text:span><text:span text:style-name="T25">Kontokort</text:span></text:p>
            <text:p text:style-name="P31"><text:span text:style-name="T18">$adresser_firmanavn</text:span></text:p>
            <text:p text:style-name="P31"><text:span text:style-name="T18">$adresser_addr1</text:span></text:p>
            <text:p text:style-name="P31"><text:span text:style-name="T18">$adresser_addr2</text:span></text:p>
            <text:p text:style-name="P31"><text:span text:style-name="T18">$adresser_postnr</text:span></text:p>
            <text:p text:style-name="P31"><text:span text:style-name="T18">$adresser_bynavn</text:span></text:p>
            <text:p text:style-name="P31"><text:span text:style-name="T18">$adresser_land</text:span></text:p>
            <text:p text:style-name="P31"><text:span text:style-name="T18">$adresser_kontakt</text:span></text:p>
            <text:p text:style-name="P31"><text:span text:style-name="T18">$adresser_cvrnr</text:span></text:p>
            <text:p text:style-name="P1"><text:span text:style-name="T24">ikke: </text:span><text:span text:style-name="T25">Kontokort</text:span></text:p>
            <text:p text:style-name="P31"><text:span text:style-name="T18">$ordre_firmanavn</text:span></text:p>
            <text:p text:style-name="P31"><text:span text:style-name="T18">$ordre_addr1</text:span></text:p>
            <text:p text:style-name="P31"><text:span text:style-name="T18">$ordre_addr2</text:span></text:p>
            <text:p text:style-name="P31"><text:span text:style-name="T18">$ordre_postnr</text:span></text:p>
            <text:p text:style-name="P31"><text:span text:style-name="T18">$ordre_bynavn</text:span></text:p>
            <text:p text:style-name="P31"><text:span text:style-name="T18">$ordre_land</text:span></text:p>
            <text:p text:style-name="P31"><text:span text:style-name="T18">$ordre_kontakt</text:span></text:p>
            <text:p text:style-name="P31"><text:span text:style-name="T18">$ordre_cvrnr</text:span></text:p>
            <text:p text:style-name="P1"><text:span text:style-name="T24">ikke: </text:span><text:span text:style-name="T25">Rykkere</text:span><text:span text:style-name="T24"> og </text:span><text:span text:style-name="T25">Plukliste</text:span><text:span text:style-name="T24"> men </text:span><text:span text:style-name="T25">Pos</text:span><text:span text:style-name="T24"> og </text:span><text:span text:style-name="T25">Indkøbsforslag</text:span></text:p>
            <text:p text:style-name="P31"><text:span text:style-name="T18">$ordre_ordredate</text:span></text:p>
            <text:p text:style-name="P31"><text:span text:style-name="T18">$ordre_levdate</text:span></text:p>
            <text:p text:style-name="P31"><text:span text:style-name="T18">$ordre_notes</text:span></text:p>
            <text:p text:style-name="P31"><text:span text:style-name="T18">$ordre_ordrenr</text:span></text:p>
            <text:p text:style-name="P31"><text:span text:style-name="T18">$ordre_momssats</text:span></text:p>
            <text:p text:style-name="P31"><text:span text:style-name="T18">$ordre_kundeordnr</text:span></text:p>
            <text:p text:style-name="P31"><text:span text:style-name="T18">$ordre_projekt</text:span></text:p>
            <text:p text:style-name="P31"><text:span text:style-name="T18">$ordre_lev_navn</text:span></text:p>
            <text:p text:style-name="P31"><text:span text:style-name="T18">$ordre_lev_addr1</text:span></text:p>
            <text:p text:style-name="P31"><text:span text:style-name="T18">$ordre_lev_addr2</text:span></text:p>
            <text:p text:style-name="P31"><text:span text:style-name="T18">$ordre_lev_postnr</text:span></text:p>
            <text:p text:style-name="P31"><text:span text:style-name="T18">$ordre_lev_bynavn</text:span></text:p>
            <text:p text:style-name="P31"><text:span text:style-name="T18">$ordre_lev_kontakt</text:span></text:p>
            <text:p text:style-name="P31"><text:span text:style-name="T18">$ordre_ean</text:span></text:p>
            <text:p text:style-name="P31"><text:span text:style-name="T18">$ordre_institution</text:span></text:p>
            <text:p text:style-name="P31"><text:span text:style-name="T18">$ordre_lev_kontakt</text:span></text:p>
            <text:p text:style-name="P1"><text:span text:style-name="T24">På: </text:span><text:span text:style-name="T25">Faktura</text:span><text:span text:style-name="T24"> og </text:span><text:span text:style-name="T25">Rekvisition</text:span></text:p>
            <text:p text:style-name="P31"><text:span text:style-name="T18">$ordre_fakturanr</text:span></text:p>
            <text:p text:style-name="P31"><text:span text:style-name="T18">$ordre_fakturadate</text:span></text:p>
            <text:p text:style-name="P1"><text:span text:style-name="T24">ikke: </text:span><text:span text:style-name="T25">Rykkere</text:span><text:span text:style-name="T24"> og </text:span><text:span text:style-name="T25">Plukliste</text:span><text:span text:style-name="T24"> men </text:span><text:span text:style-name="T25">Pos</text:span><text:span text:style-name="T24"> og </text:span><text:span text:style-name="T25">Indkøbsforslag</text:span></text:p>
            <text:p text:style-name="P31"><text:span text:style-name="T18">$formular_moms</text:span></text:p>
            <text:p text:style-name="P31"><text:span text:style-name="T18">$formular_momsgrundlag</text:span></text:p>
            <text:p text:style-name="P31"><text:span text:style-name="T18">$formular_ialt</text:span></text:p>
            <text:p text:style-name="P1"><text:span text:style-name="T24">På: </text:span><text:span text:style-name="T25">Følgeseddel</text:span></text:p>
            <text:p text:style-name="P31"><text:span text:style-name="T18">$levering_lev_nr</text:span></text:p>
            <text:p text:style-name="P31"><text:span text:style-name="T18">$levering_salgsdate</text:span></text:p>
            <text:p text:style-name="P1"><text:span text:style-name="T24">På </text:span><text:span text:style-name="T25">Rykkere</text:span></text:p>
            <text:p text:style-name="P31"><text:span text:style-name="T18">$forfalden_sum</text:span></text:p>
            <text:p text:style-name="P32"><text:span text:style-name="T18">$rykker_gebyr</text:span></text:p>
          </draw:text-box>
        </draw:frame>
        <draw:frame draw:style-name="gr41" draw:text-style-name="P36" draw:layer="layout" svg:width="4.666cm" svg:height="5.235cm" svg:x="26.058cm" svg:y="13.764cm">
          <draw:text-box>
            <text:p text:style-name="P34"><text:span text:style-name="T26">Ordrelinier</text:span><text:span text:style-name="T27">:</text:span></text:p>
            <text:p text:style-name="P35"><text:span text:style-name="T28">posnr</text:span></text:p>
            <text:p text:style-name="P35"><text:span text:style-name="T28">varenr</text:span></text:p>
            <text:p text:style-name="P35"><text:span text:style-name="T28">antal</text:span></text:p>
            <text:p text:style-name="P35"><text:span text:style-name="T28">enhed</text:span></text:p>
            <text:p text:style-name="P35"><text:span text:style-name="T28">beskrivelse</text:span></text:p>
            <text:p text:style-name="P35"><text:span text:style-name="T28">pris</text:span></text:p>
            <text:p text:style-name="P35"><text:span text:style-name="T28">rabat</text:span></text:p>
            <text:p text:style-name="P35"><text:span text:style-name="T28">momssats</text:span></text:p>
            <text:p text:style-name="P35"><text:span text:style-name="T28">linjemoms</text:span></text:p>
            <text:p text:style-name="P35"><text:span text:style-name="T28">varemomssats</text:span></text:p>
            <text:p text:style-name="P35"><text:span text:style-name="T28">linjesum</text:span></text:p>
            <text:p text:style-name="P35"><text:span text:style-name="T28">projekt</text:span></text:p>
            <text:p text:style-name="P35"><text:span text:style-name="T28">Procent</text:span></text:p>
          </draw:text-box>
        </draw:frame>
        <draw:frame draw:style-name="gr42" draw:text-style-name="P38" draw:layer="layout" svg:width="8.598cm" svg:height="10.575cm" svg:x="26.032cm" svg:y="19.182cm">
          <draw:text-box>
            <text:p text:style-name="P34"><text:span text:style-name="T29">Specialiteter</text:span><text:span text:style-name="T14">:</text:span></text:p>
            <text:p text:style-name="P34"><text:span text:style-name="T14"/></text:p>
            <text:p text:style-name="P34"><text:span text:style-name="T30">Side udskrivning:</text:span></text:p>
            <text:p text:style-name="P34"><text:span text:style-name="T14">For at tilkendegive på hvilke sider felter skal udskrives varieres feltrammernes stregtype:</text:span></text:p>
            <text:p text:style-name="P34"><text:span text:style-name="T14">Gennemgående</text:span><text:span text:style-name="T14"><text:tab/></text:span><text:span text:style-name="T14"><text:tab/></text:span><text:span text:style-name="T14">~ <text:s/>A = Alle sider</text:span></text:p>
            <text:p text:style-name="P34"><text:span text:style-name="T14">2 punkter 1 streg <text:s/></text:span><text:span text:style-name="T14"><text:tab/></text:span><text:span text:style-name="T14">~ <text:s/>1 = Kun første side</text:span></text:p>
            <text:p text:style-name="P34"><text:span text:style-name="T14">2 prikker 3 streger</text:span><text:span text:style-name="T14"><text:tab/></text:span><text:span text:style-name="T14">~ <text:s/>S = Kun sidste side</text:span></text:p>
            <text:p text:style-name="P34"><text:span text:style-name="T14">3 streger 3 prikker</text:span><text:span text:style-name="T14"><text:tab/></text:span><text:span text:style-name="T14">~ !S = Ikke sidste side</text:span></text:p>
            <text:p text:style-name="P34"><text:span text:style-name="T14"/></text:p>
            <text:p text:style-name="P34"><text:span text:style-name="T30">Tekst font:</text:span></text:p>
            <text:p text:style-name="P34"><text:span text:style-name="T14">I Libre Office</text:span><text:span text:style-name="T14"><text:tab/></text:span><text:span text:style-name="T14"><text:tab/></text:span><text:span text:style-name="T14"><text:tab/></text:span><text:span text:style-name="T14">i SALDI</text:span></text:p>
            <text:p text:style-name="P34"><text:span text:style-name="T31">”</text:span><text:span text:style-name="T31">Times new Roman”</text:span><text:span text:style-name="T32"> </text:span><text:span text:style-name="T32"><text:tab/></text:span><text:span text:style-name="T32"><text:tab/></text:span><text:span text:style-name="T32">Times</text:span><text:span text:style-name="T33"> <text:s/></text:span><text:span text:style-name="T33"><text:tab/></text:span></text:p>
            <text:p text:style-name="P34"><text:span text:style-name="T33">”</text:span><text:span text:style-name="T33">Helvetica neueLT Std”</text:span><text:span text:style-name="T33"><text:tab/></text:span><text:span text:style-name="T33"><text:tab/></text:span><text:span text:style-name="T34">Helvetica</text:span><text:span text:style-name="T14"> </text:span><text:span text:style-name="T14"><text:tab/></text:span></text:p>
            <text:p text:style-name="P37"><text:span text:style-name="T14">Alle andre</text:span><text:span text:style-name="T14"><text:tab/></text:span><text:span text:style-name="T14"><text:tab/></text:span><text:span text:style-name="T14"><text:tab/></text:span><text:span text:style-name="T34">Helvetica</text:span><text:span text:style-name="T14"> </text:span><text:span text:style-name="T14"><text:tab/></text:span></text:p>
            <text:p text:style-name="P34"><text:span text:style-name="T14"/></text:p>
            <text:p text:style-name="P34"><text:span text:style-name="T30">Tekst højde:</text:span></text:p>
            <text:p text:style-name="P34"><text:span text:style-name="T14">Den angivne </text:span><text:span text:style-name="T35">højde</text:span><text:span text:style-name="T14"> i LOO overføres til SALDI.</text:span></text:p>
            <text:p text:style-name="P34"><text:span text:style-name="T14"/></text:p>
            <text:p text:style-name="P34"><text:span text:style-name="T30">Tekst farve:</text:span></text:p>
            <text:p text:style-name="P34"><text:span text:style-name="T14">Den angivne </text:span><text:span text:style-name="T35">farve</text:span><text:span text:style-name="T14"> i LOO overføres til SALDI.</text:span></text:p>
            <text:p text:style-name="P34"><text:span text:style-name="T14"/></text:p>
            <text:p text:style-name="P34"><text:span text:style-name="T30">Tekst typografi:</text:span></text:p>
            <text:p text:style-name="P34"><text:span text:style-name="T35">Skråskrift</text:span><text:span text:style-name="T14"> og </text:span><text:span text:style-name="T35">fed</text:span><text:span text:style-name="T14"> i LOO overføres til SALDI.</text:span></text:p>
            <text:p text:style-name="P34"><text:span text:style-name="T14"/></text:p>
            <text:p text:style-name="P34"><text:span text:style-name="T36">Tekst sprog</text:span><text:span text:style-name="T14">:</text:span></text:p>
            <text:p text:style-name="P34"><text:span text:style-name="T35">Dansk</text:span><text:span text:style-name="T14"> (Vælges i DropDown felt over sidens top)</text:span></text:p>
          </draw:text-box>
        </draw:frame>
        <draw:line draw:style-name="gr43" draw:text-style-name="P39" draw:layer="measurelines" svg:x1="0.794cm" svg:y1="21.802cm" svg:x2="0.794cm" svg:y2="8.176cm">
          <text:p/>
        </draw:line>
        <draw:line draw:style-name="gr43" draw:text-style-name="P39" draw:layer="measurelines" svg:x1="1.285cm" svg:y1="9.383cm" svg:x2="1.285cm" svg:y2="8.176cm">
          <text:p/>
        </draw:line>
        <draw:frame draw:style-name="gr44" draw:text-style-name="P40" draw:layer="measurelines" svg:width="3.414cm" svg:height="0.569cm" draw:transform="rotate (1.5707963267949) translate (0.987cm 12.833cm)">
          <draw:text-box>
            <text:p text:style-name="P39"><text:span text:style-name="T37">Højden af en ordrelinie</text:span></text:p>
          </draw:text-box>
        </draw:frame>
        <draw:frame draw:style-name="gr45" draw:text-style-name="P40" draw:layer="measurelines" svg:width="3.3cm" svg:height="0.887cm" draw:transform="rotate (1.5707963267949) translate (0.339cm 16.391cm)">
          <draw:text-box>
            <text:p text:style-name="P39"><text:span text:style-name="T37">Reserveret plads til ordrelinier</text:span></text:p>
          </draw:text-box>
        </draw:frame>
        <draw:control draw:style-name="gr38" draw:text-style-name="P29" draw:layer="Saldi-Objekter" svg:width="3.077cm" svg:height="0.647cm" svg:x="12.224cm" svg:y="-0.699cm" draw:control="control3"/>
        <draw:control draw:style-name="gr46" draw:text-style-name="P41" draw:layer="layout" svg:width="2.967cm" svg:height="0.496cm" svg:x="12.247cm" svg:y="-1.282cm" draw:control="control4"/>
        <draw:control draw:style-name="gr39" draw:text-style-name="P42" draw:layer="layout" svg:width="11.192cm" svg:height="0.45cm" svg:x="10.768cm" svg:y="-1.878cm" draw:control="control5"/>
        <officeooo:annotation svg:x="-1.825cm" svg:y="9.075cm">
          <dc:date>2015-11-17T07:49:49</dc:date>
          <text:p>Brug af LAG:</text:p>
          <text:p>Nederst vises faneblade med lag.</text:p>
          <text:p><text:span text:style-name="T38">Layout</text:span>, <text:span text:style-name="T39">Kontrolelementer</text:span> og <text:span text:style-name="T39">Mållinier</text:span> er systemlag, med begrænsede indstillingsmuligheder.</text:p>
          <text:p>Laget <text:span text:style-name="T39">Saldi-Objekter</text:span> indeholder elementer der skal udskrives i rapporter. </text:p>
          <text:p>Laget <text:span text:style-name="T39">Mållinier</text:span> er benyttet til kommentarer til systemet.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HelveticaNeueLT Std" svg:font-family="'HelveticaNeueLT Std'" style:font-family-generic="swiss" style:font-pitch="variable"/>
    <style:font-face style:name="HelveticaNeueLT Std1" svg:font-family="'HelveticaNeueLT Std'" style:font-adornments="55 Roman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Fiery" xlink:href="Pictures/100000000000005E0000005E2D531B8B74D925B9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108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>
        <svg:title>RappSystem</svg:title>
        <svg:desc>Her befinder sig forklaringer m.v. til design-systemet.</svg:desc>
      </draw:layer>
      <draw:layer draw:name="Saldi-Objekter">
        <svg:title>Titel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09:09:35.907000000</meta:creation-date>
    <dc:date>2015-12-06T17:00:43.798000000</dc:date>
    <meta:editing-duration>PT12H50M25S</meta:editing-duration>
    <meta:editing-cycles>42</meta:editing-cycles>
    <meta:generator>LibreOffice/5.0.3.2$Windows_x86 LibreOffice_project/e5f16313668ac592c1bfb310f4390624e3dbfb75</meta:generator>
    <meta:print-date>2015-11-28T11:50:41.611000000</meta:print-date>
    <meta:document-statistic meta:object-count="77"/>
  </office:meta>
</office:document-meta>
</file>